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0afcbc" officeooo:paragraph-rsid="000afcbc"/>
    </style:style>
    <style:style style:name="P2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officeooo:rsid="000afcbc" officeooo:paragraph-rsid="000afcbc"/>
    </style:style>
    <style:style style:name="P3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0afcbc" officeooo:paragraph-rsid="000afcbc"/>
    </style:style>
    <style:style style:name="P4" style:family="paragraph" style:parent-style-name="Standard">
      <style:paragraph-properties fo:text-align="start" style:justify-single-word="false"/>
      <style:text-properties style:font-name="Arial" style:text-underline-style="none" officeooo:rsid="000caec6" officeooo:paragraph-rsid="000caec6"/>
    </style:style>
    <style:style style:name="P5" style:family="paragraph" style:parent-style-name="Standard">
      <style:paragraph-properties fo:text-align="start" style:justify-single-word="false"/>
      <style:text-properties style:font-name="Arial" style:text-underline-style="none" officeooo:rsid="000f06bb" officeooo:paragraph-rsid="000f06bb"/>
    </style:style>
    <style:style style:name="P6" style:family="paragraph" style:parent-style-name="Standard">
      <style:paragraph-properties fo:text-align="start" style:justify-single-word="false"/>
      <style:text-properties style:font-name="Arial" style:text-underline-style="none" officeooo:rsid="000f5ade" officeooo:paragraph-rsid="000f5ade"/>
    </style:style>
    <style:style style:name="P7" style:family="paragraph" style:parent-style-name="Standard">
      <style:paragraph-properties fo:text-align="start" style:justify-single-word="false"/>
      <style:text-properties style:font-name="Arial" style:text-underline-style="none" officeooo:rsid="00105003" officeooo:paragraph-rsid="00105003"/>
    </style:style>
    <style:style style:name="P8" style:family="paragraph" style:parent-style-name="Standard">
      <style:paragraph-properties fo:text-align="start" style:justify-single-word="false"/>
      <style:text-properties style:font-name="Arial" style:text-underline-style="none" officeooo:rsid="001207bc" officeooo:paragraph-rsid="001207bc"/>
    </style:style>
    <style:style style:name="P9" style:family="paragraph" style:parent-style-name="Standard">
      <style:paragraph-properties fo:text-align="start" style:justify-single-word="false"/>
      <style:text-properties style:font-name="Arial" style:text-underline-style="none" officeooo:rsid="00125d95" officeooo:paragraph-rsid="00125d95"/>
    </style:style>
    <style:style style:name="P10" style:family="paragraph" style:parent-style-name="Standard">
      <style:paragraph-properties fo:text-align="start" style:justify-single-word="false"/>
      <style:text-properties style:font-name="Arial" style:text-underline-style="none" officeooo:rsid="00197103" officeooo:paragraph-rsid="00197103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Arial" style:text-underline-style="none" officeooo:rsid="000caec6" officeooo:paragraph-rsid="000caec6"/>
    </style:style>
    <style:style style:name="P12" style:family="paragraph" style:parent-style-name="Standard">
      <style:paragraph-properties fo:text-align="start" style:justify-single-word="false"/>
      <style:text-properties style:font-name="Arial" style:text-underline-style="none" officeooo:rsid="001af33a" officeooo:paragraph-rsid="001af33a"/>
    </style:style>
    <style:style style:name="P13" style:family="paragraph" style:parent-style-name="Standard">
      <style:paragraph-properties fo:text-align="start" style:justify-single-word="false"/>
      <style:text-properties style:font-name="Arial" style:text-underline-style="none" officeooo:rsid="001bd979" officeooo:paragraph-rsid="001bd979"/>
    </style:style>
    <style:style style:name="P14" style:family="paragraph" style:parent-style-name="Standard">
      <style:paragraph-properties fo:text-align="start" style:justify-single-word="false"/>
      <style:text-properties style:font-name="Arial" style:text-underline-style="none" officeooo:rsid="001ed643" officeooo:paragraph-rsid="001ed643"/>
    </style:style>
    <style:style style:name="P15" style:family="paragraph" style:parent-style-name="Standard">
      <style:paragraph-properties fo:text-align="start" style:justify-single-word="false"/>
      <style:text-properties style:font-name="Arial" style:text-underline-style="none" officeooo:rsid="001f3d28" officeooo:paragraph-rsid="001f3d28"/>
    </style:style>
    <style:style style:name="P16" style:family="paragraph" style:parent-style-name="Standard">
      <style:paragraph-properties fo:text-align="start" style:justify-single-word="false"/>
      <style:text-properties style:font-name="Arial" style:text-underline-style="none" officeooo:rsid="0022606a" officeooo:paragraph-rsid="0022606a"/>
    </style:style>
    <style:style style:name="P17" style:family="paragraph" style:parent-style-name="Standard">
      <style:paragraph-properties fo:text-align="start" style:justify-single-word="false"/>
      <style:text-properties style:font-name="Arial" style:text-underline-style="none" officeooo:rsid="0022c44b" officeooo:paragraph-rsid="0022c44b"/>
    </style:style>
    <style:style style:name="P18" style:family="paragraph" style:parent-style-name="Standard">
      <style:paragraph-properties fo:text-align="start" style:justify-single-word="false"/>
      <style:text-properties style:font-name="Arial" style:text-underline-style="none" officeooo:rsid="00233d09" officeooo:paragraph-rsid="00233d09"/>
    </style:style>
    <style:style style:name="P19" style:family="paragraph" style:parent-style-name="Standard">
      <style:paragraph-properties fo:text-align="start" style:justify-single-word="false"/>
      <style:text-properties style:font-name="Arial" style:text-underline-style="none" officeooo:rsid="002506ef" officeooo:paragraph-rsid="002506ef"/>
    </style:style>
    <style:style style:name="P20" style:family="paragraph" style:parent-style-name="Standard">
      <style:paragraph-properties fo:text-align="start" style:justify-single-word="false"/>
      <style:text-properties style:font-name="Arial" style:text-underline-style="none" officeooo:rsid="0026c2b1" officeooo:paragraph-rsid="0026c2b1"/>
    </style:style>
    <style:style style:name="P21" style:family="paragraph" style:parent-style-name="Standard">
      <style:paragraph-properties fo:text-align="start" style:justify-single-word="false"/>
      <style:text-properties style:font-name="Arial" style:text-underline-style="none" officeooo:rsid="0027cc6a" officeooo:paragraph-rsid="0027cc6a"/>
    </style:style>
    <style:style style:name="P22" style:family="paragraph" style:parent-style-name="Standard">
      <style:paragraph-properties fo:text-align="start" style:justify-single-word="false"/>
      <style:text-properties style:font-name="Arial" style:text-underline-style="none" officeooo:rsid="00288b69" officeooo:paragraph-rsid="00288b69"/>
    </style:style>
    <style:style style:name="P23" style:family="paragraph" style:parent-style-name="Standard">
      <style:paragraph-properties fo:text-align="start" style:justify-single-word="false"/>
      <style:text-properties style:font-name="Arial" style:text-underline-style="none" officeooo:rsid="0028c71a" officeooo:paragraph-rsid="0028c71a"/>
    </style:style>
    <style:style style:name="P24" style:family="paragraph" style:parent-style-name="Standard">
      <style:paragraph-properties fo:text-align="start" style:justify-single-word="false"/>
      <style:text-properties style:font-name="Arial" style:text-underline-style="none" officeooo:rsid="0028d2a5" officeooo:paragraph-rsid="0028d2a5"/>
    </style:style>
    <style:style style:name="P25" style:family="paragraph" style:parent-style-name="Standard">
      <style:paragraph-properties fo:text-align="start" style:justify-single-word="false"/>
      <style:text-properties style:font-name="Arial" style:text-underline-style="none" officeooo:rsid="002c0ff2" officeooo:paragraph-rsid="002c0ff2"/>
    </style:style>
    <style:style style:name="T1" style:family="text">
      <style:text-properties officeooo:rsid="000caec6"/>
    </style:style>
    <style:style style:name="T2" style:family="text">
      <style:text-properties officeooo:rsid="00193ba1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style:text-line-through-style="none" style:text-line-through-type="none" officeooo:rsid="001e1b5f"/>
    </style:style>
    <style:style style:name="T5" style:family="text">
      <style:text-properties officeooo:rsid="0020cf29"/>
    </style:style>
    <style:style style:name="T6" style:family="text">
      <style:text-properties officeooo:rsid="0022c44b"/>
    </style:style>
    <style:style style:name="T7" style:family="text">
      <style:text-properties officeooo:rsid="002506ef"/>
    </style:style>
    <style:style style:name="T8" style:family="text">
      <style:text-properties officeooo:rsid="0026c2b1"/>
    </style:style>
    <style:style style:name="T9" style:family="text">
      <style:text-properties officeooo:rsid="0027cc6a"/>
    </style:style>
    <style:style style:name="T10" style:family="text">
      <style:text-properties officeooo:rsid="00288b69"/>
    </style:style>
    <style:style style:name="T11" style:family="text">
      <style:text-properties officeooo:rsid="0028c71a"/>
    </style:style>
    <style:style style:name="T12" style:family="text">
      <style:text-properties officeooo:rsid="002d3af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e Com</text:p>
      <text:p text:style-name="P1">Analyse <text:span text:style-name="T1">de l’image</text:span></text:p>
      <text:p text:style-name="P2"/>
      <text:p text:style-name="P3"/>
      <text:p text:style-name="P3">« Opération Lune » William Karel , 2002</text:p>
      <text:p text:style-name="P3"/>
      <text:p text:style-name="P4">Analyse du choix:</text:p>
      <text:list text:style-name="L1">
        <text:list-item>
          <text:p text:style-name="P11">Des images</text:p>
        </text:list-item>
        <text:list-item>
          <text:p text:style-name="P11">Des mots</text:p>
        </text:list-item>
        <text:list-item>
          <text:p text:style-name="P11">De la musique</text:p>
        </text:list-item>
        <text:list-item>
          <text:p text:style-name="P11">Et du montage</text:p>
        </text:list-item>
      </text:list>
      <text:p text:style-name="P4"/>
      <text:p text:style-name="P4">Pré-générique :</text:p>
      <text:p text:style-name="P5">1) La musique choisie est plutôt sérieuse, calme, elle va bien avec l ‘annonce de la mort de Kubrick.</text:p>
      <text:p text:style-name="P5"/>
      <text:p text:style-name="P5">2) La citation initiale montre à quel point Kubrick était perfectionniste et orgueilleux .</text:p>
      <text:p text:style-name="P5"/>
      <text:p text:style-name="P5">3) La fin de ce pré-générique créer un petit suspense afin de vouloir continuer à regarder.</text:p>
      <text:p text:style-name="P5"/>
      <text:p text:style-name="P5"/>
      <text:p text:style-name="P6">L’intérêt de la course à la lune :</text:p>
      <text:p text:style-name="P6">1) Oui les faits sont historiquement justes.</text:p>
      <text:p text:style-name="P6"/>
      <text:p text:style-name="P6">2) Cela semble être un documentaire traditionnel, car on y retrouve des témoignages, des images d’archive, un rappel du contexte par la voix-off.</text:p>
      <text:p text:style-name="P6"/>
      <text:p text:style-name="P7">3) Oui les spectateurs ont tendances à croire au commentaire, car le réalisateur à documenter pas mal de source, de plus la voix-off à un ton professoral (très posé…)</text:p>
      <text:p text:style-name="P6"/>
      <text:p text:style-name="P8">4) Voix-off et témoins se contredisent, cela donne un effet de mystère et on ne sait pas qui croire.</text:p>
      <text:p text:style-name="P8"/>
      <text:p text:style-name="P8">5) Le rôle du commentateur est de montrer qu’on a menti au peuple.</text:p>
      <text:p text:style-name="P8"/>
      <text:p text:style-name="P9">6) Le choix des images, de la musique et des enchaînements laisse penser des mafieux qui complotent.</text:p>
      <text:p text:style-name="P9"/>
      <text:p text:style-name="P9">7) <text:span text:style-name="T2">Un certain nombre de déclarations vont dans le sens du secret.</text:span></text:p>
      <text:p text:style-name="P9"/>
      <text:p text:style-name="P10">8) L’objectif c’est de faire de la propagande pour la conquête de la Lune sans que les gens voient le côté militaire.</text:p>
      <text:p text:style-name="P10"/>
      <text:p text:style-name="P12">9) Le programme Apollo a une visée militaire avec les missiles et politique en faisant plus rêver les États-Unis que L’URSS.</text:p>
      <text:p text:style-name="P12"/>
      <text:p text:style-name="P12"/>
      <text:p text:style-name="P13">Interview d’Eve Kendall, secrétaire de Nixon :</text:p>
      <text:p text:style-name="P13">1) <text:span text:style-name="T4">⇒ La révélation est que si on arrive pas à diffuser en direct les images des premiers pas sur la lune, alors on diffusera des images prisent en studio.</text:span></text:p>
      <text:p text:style-name="P14"><text:span text:style-name="T4">⇒</text:span><text:span text:style-name="T3"> Non il n’y a pas d’impact direct sur la mission Apollon 11.</text:span></text:p>
      <text:p text:style-name="P15"><text:soft-page-break/>⇒ Oui parce que l’enjeu est important et les témoins sont fiables <text:span text:style-name="T5">et puis ça semble pas crédible car si cela se sait la mission Apollon 11 serait décrédibilisé.</text:span></text:p>
      <text:p text:style-name="P15"/>
      <text:p text:style-name="P16">2) Les 3 façons de savoi<text:span text:style-name="T6">r</text:span> que Eve Kandal était la secrétaire de Nixon : le narrateur le dit, elle le dit elle-même et une photo d’elle de dos.</text:p>
      <text:p text:style-name="P16"/>
      <text:p text:style-name="P17">3) ⇒ Elle ne semble pas discuter avec les autres vu le décor.</text:p>
      <text:p text:style-name="P17">⇒ Les autres ne discutent pas entre eux, ils ne sont pas dans le même décor.</text:p>
      <text:p text:style-name="P17"/>
      <text:p text:style-name="P18">4) Ils donnent l’impression qu’ils sont sympa mais aussi pas sérieux.</text:p>
      <text:p text:style-name="P18"/>
      <text:p text:style-name="P18">5) <text:span text:style-name="T7">Il demande de couper la caméra, comme si ce qu’ils avaient à dire était top secret.</text:span></text:p>
      <text:p text:style-name="P18"/>
      <text:p text:style-name="P19">6)</text:p>
      <text:p text:style-name="P19"/>
      <text:p text:style-name="P19">7) Eve Kandall <text:span text:style-name="T8">est la seule à parler d’un tournage en studio du premier pas sur la lune.</text:span></text:p>
      <text:p text:style-name="P19"/>
      <text:p text:style-name="P20">8) Son témoignage à un rôle capital.</text:p>
      <text:p text:style-name="P20"/>
      <text:p text:style-name="P20"/>
      <text:p text:style-name="P20">La révélation de l’opération lune :</text:p>
      <text:p text:style-name="P20">1) <text:span text:style-name="T10">⇒ </text:span><text:span text:style-name="T9">C’est la voix-off qui nous le dit</text:span></text:p>
      <text:p text:style-name="P21">⇒ C’est cette personne car est-ce que Ansphel <text:span text:style-name="T11">a</text:span> parlé de ça avec Nixon ?</text:p>
      <text:p text:style-name="P21"/>
      <text:p text:style-name="P22">2) <text:span text:style-name="T11">Les interventions sont courtes pour ne pas en dire trop.</text:span></text:p>
      <text:p text:style-name="P22"/>
      <text:p text:style-name="P23">3) Le rôle de ces témoins servent à rendre crédible la révélation.</text:p>
      <text:p text:style-name="P23"/>
      <text:p text:style-name="P24">4) Les fondu enchaîner servent à faire des liens pour prouver que Kubrick était présent.</text:p>
      <text:p text:style-name="P24"/>
      <text:p text:style-name="P25">5) <text:span text:style-name="T12">A ce moment la de ce film c’est que le premier objectif est de gagner la course à l’espace soit on s’en fiche on a des images tourner en sturdio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5T13:03:05.886015035</meta:creation-date>
    <dc:date>2023-03-22T13:56:09.794714170</dc:date>
    <meta:editing-duration>PT1H45M10S</meta:editing-duration>
    <meta:editing-cycles>28</meta:editing-cycles>
    <meta:generator>LibreOffice/7.4.6.2$Linux_X86_64 LibreOffice_project/40$Build-2</meta:generator>
    <meta:document-statistic meta:table-count="0" meta:image-count="0" meta:object-count="0" meta:page-count="2" meta:paragraph-count="41" meta:word-count="542" meta:character-count="2874" meta:non-whitespace-character-count="2377"/>
  </office:meta>
</office:document-meta>
</file>